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4cm" svg:stroke-color="#aecf00" draw:marker-start-width="0.32cm" draw:marker-end-width="0.32cm" draw:fill="none" draw:textarea-horizontal-align="justify" draw:textarea-vertical-align="middle" draw:auto-grow-height="false" fo:min-height="0.792cm" fo:min-width="2.148cm" fo:padding-top="0.145cm" fo:padding-bottom="0.145cm" fo:padding-left="0.27cm" fo:padding-right="0.27cm"/>
    </style:style>
    <style:style style:name="gr2" style:family="graphic" style:parent-style-name="standard">
      <style:graphic-properties svg:stroke-width="0.04cm" svg:stroke-color="#0066cc" draw:marker-start-width="0.32cm" draw:marker-end-width="0.32cm" draw:fill-color="#ffffff" draw:textarea-horizontal-align="justify" draw:textarea-vertical-align="middle" draw:auto-grow-height="false" fo:min-height="1.334cm" fo:min-width="2.786cm" fo:padding-top="0.145cm" fo:padding-bottom="0.145cm" fo:padding-left="0.27cm" fo:padding-right="0.27cm" draw:shadow="hidden" draw:shadow-offset-x="0.15cm" draw:shadow-offset-y="0.15cm" draw:shadow-opacity="50%"/>
    </style:style>
    <style:style style:name="gr3" style:family="graphic" style:parent-style-name="standard">
      <style:graphic-properties svg:stroke-width="0.04cm" svg:stroke-color="#aecf00" draw:marker-start-width="0.32cm" draw:marker-end-width="0.32cm" draw:fill="none" draw:textarea-horizontal-align="justify" draw:textarea-vertical-align="middle" draw:auto-grow-height="false" fo:min-height="0.786cm" fo:min-width="2.148cm" fo:padding-top="0.145cm" fo:padding-bottom="0.145cm" fo:padding-left="0.27cm" fo:padding-right="0.27cm"/>
    </style:style>
    <style:style style:name="gr4" style:family="graphic" style:parent-style-name="objectwithoutfill">
      <style:graphic-properties svg:stroke-width="0.02cm" draw:marker-start-width="0.26cm" draw:marker-end="Arrow_20_concave" draw:marker-end-width="0.25cm" draw:fill="none" draw:textarea-vertical-align="middle" fo:padding-top="0.135cm" fo:padding-bottom="0.135cm" fo:padding-left="0.26cm" fo:padding-right="0.26cm"/>
    </style:style>
    <style:style style:name="gr5" style:family="graphic" style:parent-style-name="standard">
      <style:graphic-properties svg:stroke-width="0.04cm" svg:stroke-color="#0066cc" draw:marker-start-width="0.32cm" draw:marker-end-width="0.32cm" draw:fill-color="#ffffff" draw:textarea-horizontal-align="justify" draw:textarea-vertical-align="middle" draw:auto-grow-height="false" fo:min-height="0.794cm" fo:min-width="2.844cm" fo:padding-top="0.145cm" fo:padding-bottom="0.145cm" fo:padding-left="0.27cm" fo:padding-right="0.27cm" draw:shadow="hidden" draw:shadow-offset-x="0.15cm" draw:shadow-offset-y="0.15cm" draw:shadow-opacity="50%"/>
    </style:style>
    <style:style style:name="gr6" style:family="graphic" style:parent-style-name="standard">
      <style:graphic-properties svg:stroke-width="0.04cm" svg:stroke-color="#aecf00" draw:marker-start-width="0.32cm" draw:marker-end-width="0.32cm" draw:fill="none" draw:textarea-horizontal-align="justify" draw:textarea-vertical-align="middle" draw:auto-grow-height="false" fo:min-height="0.7cm" fo:min-width="1.929cm" fo:padding-top="0.145cm" fo:padding-bottom="0.145cm" fo:padding-left="0.27cm" fo:padding-right="0.27cm"/>
    </style:style>
    <style:style style:name="gr7" style:family="graphic" style:parent-style-name="standard">
      <style:graphic-properties svg:stroke-color="#00ccff" draw:textarea-horizontal-align="justify" draw:textarea-vertical-align="middle" draw:auto-grow-height="false" fo:min-height="0.316cm" fo:min-width="0.066cm"/>
    </style:style>
    <style:style style:name="gr8" style:family="graphic" style:parent-style-name="standard">
      <style:graphic-properties svg:stroke-width="0.05cm" svg:stroke-color="#00ccff" draw:marker-start-width="0.47cm" draw:marker-end-width="0.47cm" draw:fill="none" draw:textarea-horizontal-align="justify" draw:textarea-vertical-align="middle" draw:auto-grow-height="false" fo:min-height="0.408cm" fo:min-width="0.158cm" fo:padding-top="0.15cm" fo:padding-bottom="0.15cm" fo:padding-left="0.275cm" fo:padding-right="0.275cm"/>
    </style:style>
    <style:style style:name="gr9" style:family="graphic" style:parent-style-name="standard">
      <style:graphic-properties svg:stroke-width="0.04cm" svg:stroke-color="#000000" draw:marker-start="" draw:marker-start-width="0.36cm" draw:marker-end="Arrow_20_concave" draw:marker-end-width="0.25cm" draw:textarea-horizontal-align="center" draw:textarea-vertical-align="middle" fo:padding-top="0.145cm" fo:padding-bottom="0.145cm" fo:padding-left="0.27cm" fo:padding-right="0.27cm"/>
    </style:style>
    <style:style style:name="gr10" style:family="graphic" style:parent-style-name="standard">
      <style:graphic-properties svg:stroke-color="#00ccff" draw:textarea-horizontal-align="justify" draw:textarea-vertical-align="middle" draw:auto-grow-height="false" fo:min-height="0.319cm" fo:min-width="0.066cm"/>
    </style:style>
    <style:style style:name="gr11" style:family="graphic" style:parent-style-name="objectwithoutfill">
      <style:graphic-properties svg:stroke-width="0.02cm" draw:marker-start-width="0.26cm" draw:marker-end-width="0.26cm" draw:fill="none" draw:textarea-vertical-align="middle" fo:padding-top="0.135cm" fo:padding-bottom="0.135cm" fo:padding-left="0.26cm" fo:padding-right="0.26cm"/>
    </style:style>
    <style:style style:name="gr12" style:family="graphic" style:parent-style-name="objectwithoutfill">
      <style:graphic-properties svg:stroke-width="0.02cm" draw:marker-start-width="0.26cm" draw:marker-end="" draw:marker-end-width="0.36cm" draw:fill="none" draw:textarea-vertical-align="middle" fo:padding-top="0.135cm" fo:padding-bottom="0.135cm" fo:padding-left="0.26cm" fo:padding-right="0.26cm"/>
    </style:style>
    <style:style style:name="gr13" style:family="graphic" style:parent-style-name="objectwithoutfill">
      <style:graphic-properties svg:stroke-width="0.02cm" draw:marker-start="Arrow_20_concave" draw:marker-start-width="0.26cm" draw:marker-end="" draw:marker-end-width="0.36cm" draw:fill="none" draw:textarea-vertical-align="middle" fo:padding-top="0.135cm" fo:padding-bottom="0.135cm" fo:padding-left="0.26cm" fo:padding-right="0.26cm"/>
    </style:style>
    <style:style style:name="gr14" style:family="graphic" style:parent-style-name="objectwithoutfill">
      <style:graphic-properties svg:stroke-width="0.02cm" draw:marker-start-width="0.26cm" draw:marker-end="Arrow_20_concave" draw:marker-end-width="0.36cm" draw:fill="none" draw:textarea-vertical-align="middle" fo:padding-top="0.135cm" fo:padding-bottom="0.135cm" fo:padding-left="0.26cm" fo:padding-right="0.26cm"/>
    </style:style>
    <style:style style:name="gr15" style:family="graphic" style:parent-style-name="objectwithoutfill">
      <style:graphic-properties svg:stroke-width="0.02cm" draw:marker-start="Arrow_20_concave" draw:marker-start-width="0.26cm" draw:marker-end-width="0.26cm" draw:fill="none" draw:textarea-vertical-align="middle" fo:padding-top="0.135cm" fo:padding-bottom="0.135cm" fo:padding-left="0.26cm" fo:padding-right="0.26cm"/>
    </style:style>
    <style:style style:name="gr16" style:family="graphic" style:parent-style-name="objectwithoutfill">
      <style:graphic-properties svg:stroke-width="0.02cm" draw:marker-start="" draw:marker-start-width="0.26cm" draw:marker-end="" draw:marker-end-width="0.36cm" draw:fill="none" draw:textarea-vertical-align="middle" fo:padding-top="0.135cm" fo:padding-bottom="0.135cm" fo:padding-left="0.26cm" fo:padding-right="0.26cm"/>
    </style:style>
    <style:style style:name="gr17" style:family="graphic" style:parent-style-name="standard">
      <style:graphic-properties draw:fill-color="#9999ff" draw:opacity="40%" draw:textarea-horizontal-align="justify" draw:textarea-vertical-align="middle" draw:auto-grow-height="false" fo:min-height="0.85cm" fo:min-width="6.46cm" draw:shadow-opacity="40%"/>
    </style:style>
    <style:style style:name="gr18" style:family="graphic" style:parent-style-name="standard">
      <style:graphic-properties draw:fill-color="#9999ff" draw:opacity="40%" draw:textarea-horizontal-align="justify" draw:textarea-vertical-align="middle" draw:auto-grow-height="false" fo:min-height="0.85cm" fo:min-width="7.189cm" draw:shadow-opacity="40%"/>
    </style:style>
    <style:style style:name="gr19" style:family="graphic" style:parent-style-name="standard">
      <style:graphic-properties draw:fill-color="#9999ff" draw:opacity="40%" draw:textarea-horizontal-align="justify" draw:textarea-vertical-align="middle" draw:auto-grow-height="false" fo:min-height="0.85cm" fo:min-width="8.641cm" draw:shadow-opacity="40%"/>
    </style:style>
    <style:style style:name="gr20" style:family="graphic" style:parent-style-name="objectwithoutfill">
      <style:graphic-properties svg:stroke-width="0.02cm" draw:marker-start-width="0.26cm" draw:marker-end="" draw:marker-end-width="0.25cm" draw:fill="none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4pt" style:font-size-asian="18pt" style:font-size-complex="18pt"/>
    </style:style>
    <style:style style:name="P3" style:family="paragraph">
      <loext:graphic-properties draw:fill-color="#ffffff"/>
      <style:paragraph-properties fo:text-align="center"/>
      <style:text-properties fo:font-size="12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6" style:family="paragraph">
      <loext:graphic-properties draw:fill-color="#9999ff" draw:opacity="40%"/>
      <style:paragraph-properties fo:text-align="center"/>
      <style:text-properties fo:font-size="12pt" fo:font-weight="bold" style:font-size-asian="18pt" style:font-weight-asian="normal" style:font-size-complex="18pt" style:font-weight-complex="normal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2pt" fo:font-weight="bold" style:font-size-asian="18pt" style:font-weight-asian="bold" style:font-size-complex="18pt" style:font-weight-complex="bold"/>
    </style:style>
    <style:style style:name="T3" style:family="text">
      <style:text-properties fo:font-size="12pt" fo:font-weight="bold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8cm" svg:height="1.53cm" svg:x="2.303cm" svg:y="1.612cm">
          <text:p text:style-name="P1"><text:span text:style-name="T1">Pars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3.5cm" svg:height="1.798cm" svg:x="2.416cm" svg:y="3.774cm">
          <text:p text:style-name="P1"><text:span text:style-name="T1">Metadata</text:span></text:p>
          <text:p text:style-name="P1"><text:span text:style-name="T1">(</text:span><text:span text:style-name="T2">SH_L, SH_S,</text:span></text:p>
          <text:p text:style-name="P1"><text:span text:style-name="T2">MV_L, MV_S</text:span><text:span text:style-name="T1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8cm" svg:height="1.52cm" svg:x="2.269cm" svg:y="6.462cm">
          <text:p text:style-name="P1"><text:span text:style-name="T1">Split k-fol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4.152cm" svg:y1="5.576cm" svg:x2="4.152cm" svg:y2="6.465cm">
          <text:p/>
        </draw:line>
        <draw:line draw:style-name="gr4" draw:text-style-name="P4" draw:layer="layout" svg:x1="4.145cm" svg:y1="3.142cm" svg:x2="4.145cm" svg:y2="3.785cm">
          <text:p/>
        </draw:line>
        <draw:custom-shape draw:style-name="gr5" draw:text-style-name="P3" draw:layer="layout" svg:width="3.5cm" svg:height="1.2cm" svg:x="2.394cm" svg:y="10.703cm">
          <text:p text:style-name="P1"><text:span text:style-name="T1">Training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3.491cm" svg:height="1.4cm" svg:x="6.018cm" svg:y="5.062cm">
          <text:p text:style-name="P1"><text:span text:style-name="T1">Split decla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8cm" svg:height="1.52cm" svg:x="20.814cm" svg:y="4.619cm">
          <text:p text:style-name="P1"><text:span text:style-name="T1">Success rate</text:span></text:p>
          <text:p text:style-name="P1"><text:span text:style-name="T1">Calcul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5cm" svg:height="1.2cm" svg:x="2.412cm" svg:y="9.118cm">
          <text:p text:style-name="P1"><text:span text:style-name="T1">Testing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7" draw:text-style-name="P1" draw:layer="layout" svg:width="0.8cm" svg:height="0.8cm" svg:x="26.245cm" svg:y="6.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4" draw:layer="layout" svg:width="1cm" svg:height="1cm" svg:x="26.146cm" svg:y="6.1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9" draw:text-style-name="P1" draw:layer="layout" svg:x1="1.109cm" svg:y1="2.362cm" svg:x2="2.344cm" svg:y2="2.362cm">
          <text:p/>
        </draw:line>
        <draw:custom-shape draw:style-name="gr10" draw:text-style-name="P1" draw:layer="layout" svg:width="0.8cm" svg:height="0.805cm" svg:x="0.309cm" svg:y="1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8cm" svg:height="1.52cm" svg:x="20.817cm" svg:y="7.122cm">
          <text:p text:style-name="P1"><text:span text:style-name="T1">Accuracy</text:span></text:p>
          <text:p text:style-name="P1"><text:span text:style-name="T1">Calcul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4" draw:layer="layout" svg:x1="25.222cm" svg:y1="5.382cm" svg:x2="25.222cm" svg:y2="7.969cm">
          <text:p/>
        </draw:line>
        <draw:custom-shape draw:style-name="gr3" draw:text-style-name="P2" draw:layer="layout" svg:width="3.8cm" svg:height="1.52cm" svg:x="10.039cm" svg:y="5.862cm">
          <text:p text:style-name="P1"><text:span text:style-name="T1">Similarity</text:span></text:p>
          <text:p text:style-name="P1"><text:span text:style-name="T1">Comput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8cm" svg:height="1.52cm" svg:x="10.04cm" svg:y="10.764cm">
          <text:p text:style-name="P1"><text:span text:style-name="T1">Recommend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5cm" svg:height="1.2cm" svg:x="15.365cm" svg:y="10.886cm">
          <text:p text:style-name="P1"><text:span text:style-name="T1">Ranked Li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3.5cm" svg:height="1.2cm" svg:x="10.24cm" svg:y="1.681cm">
          <text:p text:style-name="P1"><text:span text:style-name="T1">Ground-truth</text:span></text:p>
          <text:p text:style-name="P1"><text:span text:style-name="T1">invoca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3.5cm" svg:height="1.2cm" svg:x="10.241cm" svg:y="3.282cm">
          <text:p text:style-name="P1"><text:span text:style-name="T1">Testing</text:span></text:p>
          <text:p text:style-name="P1"><text:span text:style-name="T1">invoca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4" draw:layer="layout" svg:x1="13.858cm" svg:y1="11.578cm" svg:x2="15.373cm" svg:y2="11.578cm">
          <text:p/>
        </draw:line>
        <draw:line draw:style-name="gr4" draw:text-style-name="P4" draw:layer="layout" svg:x1="11.708cm" svg:y1="7.382cm" svg:x2="11.698cm" svg:y2="10.756cm">
          <text:p/>
        </draw:line>
        <draw:line draw:style-name="gr12" draw:text-style-name="P4" draw:layer="layout" svg:x1="7.68cm" svg:y1="2.96cm" svg:x2="9.323cm" svg:y2="2.96cm">
          <text:p/>
        </draw:line>
        <draw:line draw:style-name="gr11" draw:text-style-name="P4" draw:layer="layout" svg:x1="9.328cm" svg:y1="2.244cm" svg:x2="9.328cm" svg:y2="3.777cm">
          <text:p/>
        </draw:line>
        <draw:line draw:style-name="gr4" draw:text-style-name="P4" draw:layer="layout" svg:x1="9.328cm" svg:y1="2.254cm" svg:x2="10.248cm" svg:y2="2.254cm">
          <text:p/>
        </draw:line>
        <draw:line draw:style-name="gr11" draw:text-style-name="P4" draw:layer="layout" svg:x1="13.749cm" svg:y1="2.222cm" svg:x2="17.117cm" svg:y2="2.22cm">
          <text:p/>
        </draw:line>
        <draw:custom-shape draw:style-name="gr3" draw:text-style-name="P2" draw:layer="layout" svg:width="3.8cm" svg:height="1.52cm" svg:x="15.24cm" svg:y="5.864cm">
          <text:p text:style-name="P1"><text:span text:style-name="T1">Comparis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5.895cm" svg:y1="11.588cm" svg:x2="10.04cm" svg:y2="11.594cm">
          <text:p/>
        </draw:line>
        <draw:line draw:style-name="gr13" draw:text-style-name="P4" draw:layer="layout" svg:x1="17.095cm" svg:y1="7.384cm" svg:x2="17.091cm" svg:y2="10.886cm">
          <text:p/>
        </draw:line>
        <draw:line draw:style-name="gr11" draw:text-style-name="P4" draw:layer="layout" svg:x1="20.017cm" svg:y1="5.392cm" svg:x2="20.021cm" svg:y2="7.887cm">
          <text:p/>
        </draw:line>
        <draw:line draw:style-name="gr4" draw:text-style-name="P4" draw:layer="layout" svg:x1="20.027cm" svg:y1="5.396cm" svg:x2="20.859cm" svg:y2="5.396cm">
          <text:p/>
        </draw:line>
        <draw:line draw:style-name="gr4" draw:text-style-name="P4" draw:layer="layout" svg:x1="19.04cm" svg:y1="6.606cm" svg:x2="20.008cm" svg:y2="6.614cm">
          <text:p/>
        </draw:line>
        <draw:line draw:style-name="gr14" draw:text-style-name="P4" draw:layer="layout" svg:x1="25.169cm" svg:y1="6.696cm" svg:x2="26.157cm" svg:y2="6.696cm">
          <text:p/>
        </draw:line>
        <draw:line draw:style-name="gr12" draw:text-style-name="P4" draw:layer="layout" svg:x1="4.18cm" svg:y1="8.043cm" svg:x2="4.18cm" svg:y2="8.792cm">
          <text:p/>
        </draw:line>
        <draw:line draw:style-name="gr11" draw:text-style-name="P4" draw:layer="layout" svg:x1="1.562cm" svg:y1="8.783cm" svg:x2="1.561cm" svg:y2="11.299cm">
          <text:p/>
        </draw:line>
        <draw:line draw:style-name="gr4" draw:text-style-name="P4" draw:layer="layout" svg:x1="1.562cm" svg:y1="9.789cm" svg:x2="2.448cm" svg:y2="9.778cm">
          <text:p/>
        </draw:line>
        <draw:line draw:style-name="gr11" draw:text-style-name="P4" draw:layer="layout" svg:x1="1.561cm" svg:y1="8.77cm" svg:x2="4.187cm" svg:y2="8.77cm">
          <text:p/>
        </draw:line>
        <draw:line draw:style-name="gr4" draw:text-style-name="P4" draw:layer="layout" svg:x1="1.557cm" svg:y1="11.291cm" svg:x2="2.443cm" svg:y2="11.28cm">
          <text:p/>
        </draw:line>
        <draw:line draw:style-name="gr12" draw:text-style-name="P4" draw:layer="layout" svg:x1="5.912cm" svg:y1="9.728cm" svg:x2="7.768cm" svg:y2="9.737cm">
          <text:p/>
        </draw:line>
        <draw:line draw:style-name="gr15" draw:text-style-name="P4" draw:layer="layout" svg:x1="7.769cm" svg:y1="6.462cm" svg:x2="7.768cm" svg:y2="9.737cm">
          <text:p/>
        </draw:line>
        <draw:line draw:style-name="gr11" draw:text-style-name="P4" draw:layer="layout" svg:x1="7.68cm" svg:y1="2.952cm" svg:x2="7.68cm" svg:y2="5.062cm">
          <text:p/>
        </draw:line>
        <draw:line draw:style-name="gr4" draw:text-style-name="P4" draw:layer="layout" svg:x1="11.972cm" svg:y1="4.482cm" svg:x2="11.972cm" svg:y2="5.862cm">
          <text:p/>
        </draw:line>
        <draw:line draw:style-name="gr12" draw:text-style-name="P4" draw:layer="layout" svg:x1="5.895cm" svg:y1="11.012cm" svg:x2="9.21cm" svg:y2="11.012cm">
          <text:p/>
        </draw:line>
        <draw:line draw:style-name="gr16" draw:text-style-name="P4" draw:layer="layout" svg:x1="9.207cm" svg:y1="6.651cm" svg:x2="9.21cm" svg:y2="11.012cm">
          <text:p/>
        </draw:line>
        <draw:line draw:style-name="gr4" draw:text-style-name="P4" draw:layer="layout" svg:x1="9.207cm" svg:y1="6.651cm" svg:x2="10.039cm" svg:y2="6.651cm">
          <text:p/>
        </draw:line>
        <draw:custom-shape draw:style-name="gr17" draw:text-style-name="P6" draw:layer="layout" svg:width="6.96cm" svg:height="1.1cm" svg:x="1.373cm" svg:y="0.148cm">
          <text:p text:style-name="P1"><text:span text:style-name="T3">Data Preparation</text:span></text:p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7.689cm" svg:height="1.1cm" svg:x="8.573cm" svg:y="0.152cm">
          <text:p text:style-name="P1"><text:span text:style-name="T3">Recommenda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9.141cm" svg:height="1.1cm" svg:x="16.513cm" svg:y="0.152cm">
          <text:p text:style-name="P1"><text:span text:style-name="T3">Outcome Evalu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17.099cm" svg:y1="2.222cm" svg:x2="17.099cm" svg:y2="5.895cm">
          <text:p/>
        </draw:line>
        <draw:line draw:style-name="gr4" draw:text-style-name="P4" draw:layer="layout" svg:x1="9.323cm" svg:y1="3.768cm" svg:x2="10.243cm" svg:y2="3.768cm">
          <text:p/>
        </draw:line>
        <draw:line draw:style-name="gr4" draw:text-style-name="P4" draw:layer="layout" svg:x1="20.021cm" svg:y1="7.887cm" svg:x2="20.853cm" svg:y2="7.887cm">
          <text:p/>
        </draw:line>
        <draw:line draw:style-name="gr12" draw:text-style-name="P4" draw:layer="layout" svg:x1="24.616cm" svg:y1="7.969cm" svg:x2="25.222cm" svg:y2="7.969cm">
          <text:p/>
        </draw:line>
        <draw:line draw:style-name="gr12" draw:text-style-name="P4" draw:layer="layout" svg:x1="24.616cm" svg:y1="5.382cm" svg:x2="25.222cm" svg:y2="5.382cm">
          <text:p/>
        </draw:line>
        <draw:line draw:style-name="gr20" draw:text-style-name="P4" draw:layer="layout" svg:x1="13.718cm" svg:y1="3.768cm" svg:x2="14.412cm" svg:y2="3.767cm">
          <text:p/>
        </draw:line>
        <draw:line draw:style-name="gr20" draw:text-style-name="P4" draw:layer="layout" svg:x1="14.402cm" svg:y1="3.756cm" svg:x2="14.402cm" svg:y2="9.374cm">
          <text:p/>
        </draw:line>
        <draw:line draw:style-name="gr20" draw:text-style-name="P4" draw:layer="layout" svg:x1="12.272cm" svg:y1="9.376cm" svg:x2="14.402cm" svg:y2="9.374cm">
          <text:p/>
        </draw:line>
        <draw:line draw:style-name="gr4" draw:text-style-name="P4" draw:layer="layout" svg:x1="12.272cm" svg:y1="9.377cm" svg:x2="12.272cm" svg:y2="10.75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4cm" fo:page-height="12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4T10:00:14.934006050</meta:creation-date>
    <dc:date>2019-01-25T18:27:51.468219057</dc:date>
    <meta:editing-duration>PT21H51M25S</meta:editing-duration>
    <meta:editing-cycles>122</meta:editing-cycles>
    <meta:generator>LibreOffice/5.1.6.2$Linux_X86_64 LibreOffice_project/10m0$Build-2</meta:generator>
    <meta:document-statistic meta:object-count="58"/>
  </office:meta>
</office:document-meta>
</file>